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ro32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1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1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2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2">
            <text:p>0822 <text:s/>11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3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3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3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3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5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5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5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5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6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7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7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8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8">
            <text:p>0822 <text:s/>11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9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29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2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2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3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4">
            <text:p>0822 <text:s/>112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4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5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8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8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8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8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9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39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1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2">
            <text:p>0822 <text:s/>112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4">
            <text:p>0822 <text:s/>11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4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6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7">
            <text:p>0822 <text:s/>11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8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9">
            <text:p>0822 <text:s/>11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9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49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1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3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3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4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5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5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6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6">
            <text:p>0822 <text:s/>11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6">
            <text:p>0822 <text:s/>112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6">
            <text:p>0822 <text:s/>11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6">
            <text:p>0822 <text:s/>112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8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8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8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9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9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59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1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1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1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2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2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3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3">
            <text:p>0822 <text:s/>112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4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4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4">
            <text:p>0822 <text:s/>11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5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6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6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6">
            <text:p>0822 <text:s/>11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7">
            <text:p>0822 <text:s/>11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7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7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8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8">
            <text:p>0822 <text:s/>11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8">
            <text:p>0822 <text:s/>11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8">
            <text:p>0822 <text:s/>11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9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10">
            <text:p>110</text:p>
          </table:table-cell>
          <table:table-cell table:style-name="ce7" table:formula="of:=NOW()" office:value-type="date" office:date-value="2021-08-22T11:29:51.69">
            <text:p>0822 <text:s/>112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2T11:29:51.69">
            <text:p>2021/8/22 11:2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2T11:29:51.69">
            <text:p>0822 <text:s/>1129</text:p>
          </table:table-cell>
          <table:table-cell table:style-name="ce7" table:formula="of:=NOW()" office:value-type="date" office:date-value="2021-08-22T11:29:51.69">
            <text:p>0822 <text:s/>112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2T11:29:51.69">
            <text:p>0822 <text:s/>112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2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7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2" office:value-type="string">
            <text:p>al'awalu / ab[august</text:p>
          </table:table-cell>
          <table:table-cell table:style-name="ce22" office:value-type="string">
            <text:p>it was sunday, the first of augus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2" office:value-type="string">
            <text:p>awal[first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2" office:value-type="string">
            <text:p>wadh'batan xafiyfatan[snack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79">
            <text:p>0822 <text:s/>11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2" office:value-type="string">
            <text:p>kyarm[hot / baat[wind / udhuwd[existence / doosht[hav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2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2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">
            <text:p>0822 <text:s/>11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1">
            <text:p>0822 <text:s/>11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2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2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2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2">
            <text:p>0822 <text:s/>11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3">
            <text:p>0822 <text:s/>11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2" office:value-type="string" table:number-columns-spanned="2" table:number-rows-spanned="1">
            <text:p>笛。竹。造る。竹で造る。竹で作った笛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3">
            <text:p>0822 <text:s/>11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2"/>
          <table:table-cell table:style-name="ce22" office:value-type="string">
            <text:p>it was tuesday, the third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3">
            <text:p>0822 <text:s/>11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2" office:value-type="string">
            <text:p>suwom[third / mordaad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3">
            <text:p>0822 <text:s/>112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2" office:value-type="string">
            <text:p>yush'taraa[buy / li'shi'raa'i[to-buy / a'd^aruwri[necessary / hiy[she / nashtariy[we-buy / ariydu[i-want shiraa'u[buy / ah^taadh'l'shiraa'i</text:p>
          </table:table-cell>
          <table:table-cell table:style-name="ce22" office:value-type="string">
            <text:p>buy. to buy. necessary. / I buy. she buys. we buy. / I want to buy. I need to bu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3">
            <text:p>0822 <text:s/>112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4">
            <text:p>0822 <text:s/>11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5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5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5">
            <text:p>0822 <text:s/>11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6">
            <text:p>0822 <text:s/>112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2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6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6">
            <text:p>0822 <text:s/>11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6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7">
            <text:p>0822 <text:s/>11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2" office:value-type="string">
            <text:p>aaba[sierpien`</text:p>
          </table:table-cell>
          <table:table-cell table:style-name="ce22" office:value-type="string">
            <text:p>it was friday, the six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7">
            <text:p>0822 <text:s/>11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2" office:value-type="string">
            <text:p>mordaad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7">
            <text:p>0822 <text:s/>1129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2" office:value-type="string">
            <text:p>uriydu[i-want / an / ash'tari'ya</text:p>
          </table:table-cell>
          <table:table-cell table:style-name="ce22" office:value-type="string">
            <text:p>what? / what do I buy? / what did I buy? / what do I need to buy? / what do I want to buy? / 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8">
            <text:p>0822 <text:s/>11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8">
            <text:p>0822 <text:s/>11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2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8">
            <text:p>0822 <text:s/>11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9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9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89">
            <text:p>0822 <text:s/>1129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2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2"/>
          <table:table-cell table:style-name="ce22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2T11:29:51.9">
            <text:p>0822 <text:s/>11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2"/>
          <table:table-cell table:style-name="ce22" office:value-type="string">
            <text:p>it was saturday, the seven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9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9">
            <text:p>0822 <text:s/>11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9">
            <text:p>0822 <text:s/>11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2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9">
            <text:p>0822 <text:s/>11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2T11:29:51.91">
            <text:p>0822 <text:s/>11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2" office:value-type="string">
            <text:p>al'usbuA[week al'awala[first / a'shaharu[month</text:p>
          </table:table-cell>
          <table:table-cell table:style-name="ce22" office:value-type="string">
            <text:p>it was sunday, the eigth of august, the first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2" office:value-type="string">
            <text:p>hafte[week / aval[first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2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2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2" office:value-type="string">
            <text:p>a'shaharu[month / a'thaaminu[eighth</text:p>
          </table:table-cell>
          <table:table-cell table:style-name="ce22" office:value-type="string">
            <text:p>it was monday, the ni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2" office:value-type="string">
            <text:p>nohom[ninth / dovom[secon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2" office:value-type="string">
            <text:p>adh'hab[go / iilaa'l'mah^ari</text:p>
          </table:table-cell>
          <table:table-cell table:style-name="ce22"/>
          <table:table-cell table:style-name="ce25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2"/>
          <table:table-cell table:style-name="ce22" office:value-type="string">
            <text:p>it was wednesday, the elev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2" office:value-type="string">
            <text:p>yaaz'dahom(?) / mordaad[august / <text:s/>hafte[week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2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2"/>
          <table:table-cell table:style-name="ce22" office:value-type="string">
            <text:p>it was thursday, the twelf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2" office:value-type="string">
            <text:p>davooz'dahom[twelfth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2"/>
          <table:table-cell table:style-name="ce22" office:value-type="string">
            <text:p>it was friday, the thirte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2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2" office:value-type="string">
            <text:p>氷。冷やす。冷たい。水で冷やす。 / 置く。首。首に置く。首に氷を置く。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2"/>
          <table:table-cell table:style-name="ce22" office:value-type="string">
            <text:p>it was saturday, the fourtee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2" office:value-type="string">
            <text:p>alatiy[that</text:p>
          </table:table-cell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2"/>
          <table:table-cell table:style-name="ce22" office:value-type="string">
            <text:p>it was sunday, the fifteenth of august, the second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2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2"/>
          <table:table-cell table:style-name="ce22" office:value-type="string">
            <text:p>it was wednesday, the eigh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2"/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2" office:value-type="string">
            <text:p>akala[food / aakulu[i-eat / ta'akulu[she-eats / t^apxun</text:p>
          </table:table-cell>
          <table:table-cell table:style-name="ce22" office:value-type="string">
            <text:p>eat / I eat / she eats / we eat / food / cooking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thursday, the nin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2" office:value-type="string">
            <text:p>akulu'l'yawmi[eat-today / hiy-akaluta[she-ate / akalat[ate / bi'l'amsi / hiya-sowfa[will-takulu / saya'a[they-will~kuluwna / Gadan</text:p>
          </table:table-cell>
          <table:table-cell table:style-name="ce22" office:value-type="string">
            <text:p>I eat today / she ate / she ate yesterday / she will eat / they will eat tomorrow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2"/>
          <table:table-cell table:style-name="ce25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1T10:46:53.49">
            <text:p>0821</text:p>
          </table:table-cell>
          <table:table-cell table:style-name="ce9" office:value-type="string">
            <text:p>v-1-108</text:p>
          </table:table-cell>
          <table:table-cell table:style-name="ce19" office:value-type="string">
            <text:p>nóng / nhiệt đọ. / cao, thấp / nhiệt đọ là cao / tôi muốn / <text:s/>tôi cần / tôi muốn nhiệt đọ là thấp</text:p>
          </table:table-cell>
          <table:table-cell table:style-name="ce22" office:value-type="string" table:number-columns-spanned="2" table:number-rows-spanned="1">
            <text:p>hot / temperature / high, low / temperature is high / I want / I need / temperature is low / I want the temperature to be low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 (1) 크로는 내려오지 않다. &lt;2&gt; 미케만 마사지. &lt;3&gt; 잠시 후 다시 크로를 잡으려고 한다. 이 번엔 크로는 뒤로 물러서지 않다. 잡을 수 있었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. &lt;1&gt; 두 마리 모두 척추를 마사지 할 때 매우 기분이 좋다는 표정을 낸다. &lt;2&gt; 손가락을 척추에 대해 가로로 두고, 척추를 따라 상하 시킨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erpnia, trzeci tydzień, ósmy miesiąc, lato. dzień, kiedy Trocki został napadnięty w Meksyk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.k.b.m., tzn., bez kompozycji, bez melodii. (2) dźwięki `kan`-u. te na dziurze piątego i szóstego. te dźwięki wychodili jaśnie. &lt;2&gt; wydaje się, że moje wargi, mięśnie których, nabierają zdolności do pozostawania napiętym przez pewien czas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friday, the twentie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<text:s/>اليوم الذي نجح فيه السوفيت الأول مرة في اختبار القنبلة الهيدروجينية. (1953)</text:p>
          </table:table-cell>
          <table:table-cell table:style-name="ce22" office:value-type="string">
            <text:p>al'ladziy[that / nadhah^a[succeed / fiy[in / suwfiy[soviets / al'awalu[first / axtibaaron[test / qunblati[bomb / al'haydruw'dhiyniyatu[hydrogen</text:p>
          </table:table-cell>
          <table:table-cell table:style-name="ce22" office:value-type="string">
            <text:p>the day when the soviets first succeeded in hydrogen bomb test. (1953)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م ماه مرداد، هفته س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آتش بس بين ايران و عراق</text:p>
          </table:table-cell>
          <table:table-cell table:style-name="ce23" office:value-type="string">
            <text:p>oetaash[fire / baas / beyn[between / Iraaq</text:p>
          </table:table-cell>
          <table:table-cell table:style-name="ce23" office:value-type="string">
            <text:p>ceasefire between iran and iraq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8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формула, (n/(n+1)). значение кото'рой, никогда не будет, больше или равно, 1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9]+1" office:value-type="float" office:value="11">
            <text:p>11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в промежутке [a,b], b, это верхняя граница этого промежутка. &lt;2&gt; а также, максьмальное значени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0]+1" office:value-type="float" office:value="12">
            <text:p>12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3) с друго'й сторо'&lt;a&gt;ны, a, это нижняя граница, и минимальное значение в этом промежут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4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4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4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 kształt dla dźwięku `kan`-u, łatwiej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4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 kilkach nutach, to jest wystarczająco piękna. &lt;3&gt; nie tylko estetycznie, ale także, fizjologicznie. &lt;4&gt; Po usłyszeniu tych dźwięków `kan`-u, moja głowa czuje lżejsza. &lt;5&gt; jakby został umyty świeżą wod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4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1" office:value-type="string">
            <text:p>كان يوم السبت، الحادي وعشرين من آب، الأسبوع الثالث، الشهر الثامن.</text:p>
          </table:table-cell>
          <table:table-cell table:style-name="ce24"/>
          <table:table-cell table:style-name="ce24" office:value-type="string">
            <text:p>it was saturday, the twenty-first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4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1" office:value-type="string">
            <text:p>شنبه بود، بيست و يکم ماه مرداد، هفته سوم، ماه هشتم.</text:p>
          </table:table-cell>
          <table:table-cell table:style-name="ce24" office:value-type="string">
            <text:p>yekom[first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/>
          <table:table-cell table:style-name="ce3" table:formula="of:=[.B15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1" office:value-type="string">
            <text:p>رجل يضرم النار في المسجد الأقصى. / الاسم الرجل هو روهان.</text:p>
          </table:table-cell>
          <table:table-cell table:style-name="ce24" office:value-type="string">
            <text:p>radhulu[man / ad^rama[set <text:s/>/ al'naar[fire / masdhidi[mosque / al'ism[name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 table:number-columns-spanned="3" table:number-rows-spanned="1"/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2T11:29:48.23">
            <text:p>0822 <text:s/>112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2T11:29:52.23">
            <text:p>0822 <text:s/>1129</text:p>
          </table:table-cell>
          <table:table-cell table:style-name="ce7" table:formula="of:=NOW()" office:value-type="date" office:date-value="2021-08-22T11:29:52.23">
            <text:p>0822 <text:s/>11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2T11:29:52.23">
            <text:p>0822 <text:s/>112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2021/08/22</text:date>, <text:time>11:2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2T11:29:50.31</dc:date>
    <dc:creator>iwabuchi ken</dc:creator>
    <meta:editing-duration>P6DT9H12M37S</meta:editing-duration>
    <meta:editing-cycles>964</meta:editing-cycles>
    <meta:generator>OpenOffice/4.1.3$Win32 OpenOffice.org_project/413m1$Build-9783</meta:generator>
    <meta:document-statistic meta:table-count="2" meta:cell-count="1650" meta:object-count="0"/>
  </office:meta>
</office:document-meta>
</file>